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Spécification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Détails de l'implémentation</text:p>
          </table:table-cell>
        </table:table-row>
        <table:table-row table:style-name="ro2">
          <table:table-cell office:value-type="string" calcext:value-type="string">
            <text:p>Interface PySide6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Framework moderne avec QTabWidget, layouts responsifs et thèmes.</text:p>
          </table:table-cell>
        </table:table-row>
        <table:table-row table:style-name="ro3">
          <table:table-cell office:value-type="string" calcext:value-type="string">
            <text:p>📊 Analyse &amp; Progrès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Barre de progression QProgressBar, sélection via QFileDialog et logs en temps réel.</text:p>
          </table:table-cell>
        </table:table-row>
        <table:table-row table:style-name="ro3">
          <table:table-cell office:value-type="string" calcext:value-type="string">
            <text:p>ML &amp; Apprentissage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Random Forest avec ré-entraînement immédiat via un bouton ou après chaque validation.</text:p>
          </table:table-cell>
        </table:table-row>
        <table:table-row table:style-name="ro4">
          <table:table-cell office:value-type="string" calcext:value-type="string">
            <text:p>LLM &amp; Pipeline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Connexion Ollama asynchrone pour ne pas figer l'interface pendant l'arbitrage.</text:p>
          </table:table-cell>
        </table:table-row>
        <table:table-row table:style-name="ro3">
          <table:table-cell office:value-type="string" calcext:value-type="string">
            <text:p>📋 Tableau de Résultats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QTableWidget avec formatage conditionnel (Rouge &lt; 50, Jaune 50-70, Blanc &gt; 70).</text:p>
          </table:table-cell>
        </table:table-row>
        <table:table-row table:style-name="ro2">
          <table:table-cell office:value-type="string" calcext:value-type="string">
            <text:p>🔍 Gestion Doublons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Analyse par Hash, Nom, Tags et 0 KB. Option de suppression sécurisée.</text:p>
          </table:table-cell>
        </table:table-row>
        <table:table-row table:style-name="ro2">
          <table:table-cell office:value-type="string" calcext:value-type="string">
            <text:p>🎧 Révision &amp; Player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Utilisation de QtMultimedia pour la lecture avec curseur calé sur le error_ts.</text:p>
          </table:table-cell>
        </table:table-row>
        <table:table-row table:style-name="ro5">
          <table:table-cell office:value-type="string" calcext:value-type="string">
            <text:p>📉 Visualisation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Graphique de distribution des scores intégré via Matplotlib.</text:p>
          </table:table-cell>
        </table:table-row>
        <table:table-row table:style-name="ro3">
          <table:table-cell office:value-type="string" calcext:value-type="string">
            <text:p>Bannissement Unifié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Les fichiers corrompus/0kb sont automatiquement taggués "ban" dès l'impor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0T13:03:10.027363698</meta:creation-date>
    <dc:date>2026-01-10T13:03:44.716324154</dc:date>
    <meta:editing-duration>PT35S</meta:editing-duration>
    <meta:editing-cycles>1</meta:editing-cycles>
    <meta:document-statistic meta:table-count="1" meta:cell-count="30" meta:object-count="0"/>
    <meta:generator>LibreOffice/25.8.4.2$Linux_X86_64 LibreOffice_project/580$Build-2</meta:generator>
  </office:meta>
</office:document-meta>
</file>